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Mono" svg:font-family="'Liberation Mono'" style:font-family-generic="swiss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stroke="solid" svg:stroke-color="#808080" draw:fill="none" draw:fill-color="#ffffff" fo:min-height="3.531cm" fo:wrap-option="no-wrap"/>
      <style:paragraph-properties style:writing-mode="lr-tb"/>
    </style:style>
    <style:style style:name="gr3" style:family="graphic" style:parent-style-name="standard">
      <style:graphic-properties svg:stroke-width="0.018cm" svg:stroke-color="#dddddd" draw:marker-start-width="0.227cm" draw:marker-end-width="0.227cm" draw:fill="none" draw:fill-color="#eeeeee" draw:opacity="100%" draw:textarea-horizontal-align="justify" draw:textarea-vertical-align="top" draw:auto-grow-height="false" fo:min-height="0.623cm" fo:min-width="0.055cm" fo:padding-top="0.134cm" fo:padding-bottom="0.134cm" fo:padding-left="0.259cm" fo:padding-right="0.259cm" fo:wrap-option="no-wrap"/>
      <style:paragraph-properties style:writing-mode="lr-tb"/>
    </style:style>
    <style:style style:name="gr4" style:family="graphic" style:parent-style-name="standard">
      <style:graphic-properties draw:stroke="solid" svg:stroke-color="#808080" draw:fill="none" draw:fill-color="#ffffff" fo:min-height="12.767cm" fo:wrap-option="no-wrap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top" draw:auto-grow-height="false" fo:min-height="0.592cm" fo:min-width="0.978cm" fo:padding-top="0.134cm" fo:padding-bottom="0.134cm" fo:padding-left="0.259cm" fo:padding-right="0.259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118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72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4.969cm" fo:min-width="3.767cm" fo:padding-top="0.134cm" fo:padding-bottom="0.134cm" fo:padding-left="0.259cm" fo:padding-right="0.259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4.97cm" fo:min-width="3.766cm" fo:padding-top="0.134cm" fo:padding-bottom="0.134cm" fo:padding-left="0.259cm" fo:padding-right="0.259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10.99cm" fo:min-width="4.072cm" fo:padding-top="0.134cm" fo:padding-bottom="0.134cm" fo:padding-left="0.259cm" fo:padding-right="0.259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968cm" fo:min-width="3.807cm" fo:padding-top="0.134cm" fo:padding-bottom="0.134cm" fo:padding-left="0.259cm" fo:padding-right="0.259cm" fo:wrap-option="no-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487cm" fo:min-width="3.824cm" fo:padding-top="0.134cm" fo:padding-bottom="0.134cm" fo:padding-left="0.259cm" fo:padding-right="0.259cm" fo:wrap-option="no-wrap"/>
      <style:paragraph-properties style:writing-mode="lr-tb"/>
    </style:style>
    <style:style style:name="gr17" style:family="graphic" style:parent-style-name="standard">
      <style:graphic-properties draw:stroke="solid" svg:stroke-color="#808080" draw:fill="none" draw:fill-color="#ffffff" fo:min-height="6.417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3cm" fo:min-width="3.767cm" fo:padding-top="0.134cm" fo:padding-bottom="0.134cm" fo:padding-left="0.259cm" fo:padding-right="0.259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2cm" fo:min-width="3.767cm" fo:padding-top="0.134cm" fo:padding-bottom="0.134cm" fo:padding-left="0.259cm" fo:padding-right="0.259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52cm" fo:min-width="3.767cm" fo:padding-top="0.134cm" fo:padding-bottom="0.134cm" fo:padding-left="0.259cm" fo:padding-right="0.259cm" fo:wrap-option="no-wrap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top" draw:auto-grow-height="false" fo:min-height="0.593cm" fo:min-width="1.93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top" draw:auto-grow-height="false" fo:min-height="0.593cm" fo:min-width="2.565cm" fo:padding-top="0.134cm" fo:padding-bottom="0.134cm" fo:padding-left="0.259cm" fo:padding-right="0.259cm" fo:wrap-option="no-wrap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top" draw:auto-grow-height="false" fo:min-height="0.593cm" fo:min-width="4.153cm" fo:padding-top="0.134cm" fo:padding-bottom="0.134cm" fo:padding-left="0.259cm" fo:padding-right="0.259cm" fo:wrap-option="no-wrap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top" draw:auto-grow-height="false" fo:min-height="0.593cm" fo:min-width="2.883cm" fo:padding-top="0.134cm" fo:padding-bottom="0.134cm" fo:padding-left="0.259cm" fo:padding-right="0.259cm" fo:wrap-option="no-wrap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top" draw:auto-grow-height="false" fo:min-height="0.593cm" fo:min-width="0.977cm" fo:padding-top="0.134cm" fo:padding-bottom="0.134cm" fo:padding-left="0.259cm" fo:padding-right="0.259cm" fo:wrap-option="no-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635cm" fo:min-width="4.267cm" fo:padding-top="0.134cm" fo:padding-bottom="0.134cm" fo:padding-left="0.259cm" fo:padding-right="0.259cm" fo:wrap-option="no-wrap"/>
      <style:paragraph-properties style:writing-mode="lr-tb"/>
    </style:style>
    <style:style style:name="gr2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4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5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6pt" style:font-size-complex="16pt"/>
    </style:style>
    <style:style style:name="P7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9" style:family="paragraph">
      <loext:graphic-properties draw:fill="none"/>
      <style:paragraph-properties fo:text-align="end" style:writing-mode="lr-tb"/>
      <style:text-properties style:font-name="Cairo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iro ExtraBold" fo:font-size="32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font-weight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4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16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17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8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transparent"/>
    </style:style>
    <style:style style:name="P20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transparent"/>
    </style:style>
    <style:style style:name="P21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1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1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 Narrow" fo:font-size="18pt" fo:font-weight="normal" style:font-size-asian="18pt" style:font-size-complex="18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1"/>
    </style:style>
    <style:style style:name="P28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29" style:family="paragraph"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0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1" style:family="paragraph"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2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3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4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5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6" style:family="paragraph">
      <style:paragraph-properties fo:text-align="center" style:writing-mode="lr-tb"/>
      <style:text-properties fo:font-size="10pt"/>
    </style:style>
    <style:style style:name="P37" style:family="paragraph">
      <loext:graphic-properties draw:fill-color="#ffffff"/>
      <style:paragraph-properties fo:text-align="center" style:writing-mode="lr-tb"/>
      <style:text-properties fo:font-size="10p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style:font-name="Liberation Sans Narrow" fo:font-size="4pt" style:font-size-asian="4pt" style:font-size-complex="4pt"/>
    </style:style>
    <style:style style:name="T2" style:family="text">
      <style:text-properties style:font-name="Liberation Sans Narrow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Liberation Sans Narrow" fo:font-size="18pt" style:font-size-asian="16pt" style:font-size-complex="16pt"/>
    </style:style>
    <style:style style:name="T5" style:family="text">
      <style:text-properties style:font-name="Arial" fo:font-size="12pt" fo:font-weight="normal"/>
    </style:style>
    <style:style style:name="T6" style:family="text">
      <style:text-properties style:font-name="Arial" fo:font-size="10pt" fo:font-weight="normal" style:font-size-asian="10pt" style:font-size-complex="10pt"/>
    </style:style>
    <style:style style:name="T7" style:family="text">
      <style:text-properties style:font-name="Cairo SemiBold" fo:font-size="32pt" fo:font-weight="normal"/>
    </style:style>
    <style:style style:name="T8" style:family="text">
      <style:text-properties style:font-name="Liberation Sans1" fo:font-size="24pt" fo:font-weight="normal"/>
    </style:style>
    <style:style style:name="T9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1" style:family="text">
      <style:text-properties style:font-name="Liberation Mono1" fo:font-size="8pt" fo:font-weight="normal" fo:background-color="transparent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1" fo:font-size="8pt" fo:background-color="#99ff66" style:font-size-asian="8pt" style:font-size-complex="8pt"/>
    </style:style>
    <style:style style:name="T16" style:family="text">
      <style:text-properties style:font-name="M+ 1m" fo:font-size="9pt" style:font-size-asian="9pt" style:font-size-complex="9pt"/>
    </style:style>
    <style:style style:name="T17" style:family="text">
      <style:text-properties style:font-name="Liberation Mono1" fo:font-size="8pt" style:font-size-asian="8pt" style:font-size-complex="8pt"/>
    </style:style>
    <style:style style:name="T18" style:family="text">
      <style:text-properties style:font-name="M+ 1m" fo:font-size="9pt" fo:background-color="transparent" style:font-size-asian="9pt" style:font-size-complex="9pt"/>
    </style:style>
    <style:style style:name="T19" style:family="text">
      <style:text-properties style:font-name="Liberation Mono1" fo:font-size="8pt" fo:background-color="transparent" style:font-size-asian="8pt" style:font-size-complex="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1" fo:font-size="9pt" fo:font-weight="normal" fo:background-color="transparent" style:font-size-asian="9pt" style:font-weight-asian="normal" style:font-size-complex="9pt" style:font-weight-complex="normal"/>
    </style:style>
    <style:style style:name="T23" style:family="text">
      <style:text-properties style:font-name="Liberation Sans Narrow" fo:font-size="4pt" fo:font-weight="normal" style:font-size-asian="4pt" style:font-size-complex="4pt"/>
    </style:style>
    <style:style style:name="T24" style:family="text">
      <style:text-properties style:font-name="Liberation Sans Narrow" fo:font-size="18pt" fo:font-weight="normal" style:font-size-asian="18pt" style:font-size-complex="18pt"/>
    </style:style>
    <style:style style:name="T25" style:family="text">
      <style:text-properties style:font-name="Liberation Mono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26" style:family="text">
      <style:text-properties style:font-name="Liberation Mono1" fo:font-size="8pt" fo:font-weight="bold" fo:background-color="transparent" style:font-size-asian="8pt" style:font-weight-asian="bold" style:font-size-complex="8pt" style:font-weight-complex="bold"/>
    </style:style>
    <style:style style:name="T27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8" style:family="text">
      <style:text-properties style:font-name="Arial" fo:font-size="12pt" fo:font-style="normal" fo:font-weight="normal" style:font-style-asian="normal" style:font-style-complex="normal"/>
    </style:style>
    <style:style style:name="T29" style:family="text">
      <style:text-properties style:font-name="Arial" fo:font-size="10pt" fo:font-style="normal" fo:font-weight="normal" style:font-size-asian="10pt" style:font-style-asian="normal" style:font-size-complex="10pt" style:font-style-complex="normal"/>
    </style:style>
    <style:style style:name="T30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32cm" svg:height="3.781cm" svg:x="0.635cm" svg:y="1.616cm">
          <draw:text-box>
            <text:p text:style-name="P2"><text:span text:style-name="T1"/></text:p>
            <text:p text:style-name="P2"><text:span text:style-name="T2">URL syntax</text:span></text:p>
          </draw:text-box>
        </draw:frame>
        <draw:custom-shape draw:style-name="gr3" draw:text-style-name="P5" draw:layer="layout" svg:width="0.635cm" svg:height="0.953cm" svg:x="2.54cm" svg:y="3.492cm">
          <text:p text:style-name="P4"><text:span text:style-name="T3">:/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0.32cm" svg:height="13.017cm" svg:x="0.635cm" svg:y="5.715cm">
          <draw:text-box>
            <text:p><text:span text:style-name="T4">url, url_view</text:span></text:p>
          </draw:text-box>
        </draw:frame>
        <draw:custom-shape draw:style-name="gr5" draw:text-style-name="P8" draw:layer="layout" svg:width="1.588cm" svg:height="0.952cm" svg:x="0.952cm" svg:y="3.493cm">
          <text:p text:style-name="P7"><text:span text:style-name="T5">https</text:span></text:p>
          <text:p text:style-name="P7"><text:span text:style-name="T6">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9" draw:layer="layout" svg:width="0.986cm" svg:height="1.197cm" svg:x="16.827cm" svg:y="26.15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7" draw:text-style-name="P11" draw:layer="layout" svg:width="3.551cm" svg:height="2.368cm" svg:x="17.721cm" svg:y="25.572cm">
            <draw:text-box>
              <text:p text:style-name="P10"><text:span text:style-name="T7">Boost</text:span></text:p>
            </draw:text-box>
          </draw:frame>
        </draw:g>
        <draw:frame draw:style-name="gr8" draw:text-style-name="P12" draw:layer="layout" svg:width="10.772cm" svg:height="1.195cm" svg:x="5.397cm" svg:y="0.317cm">
          <draw:text-box>
            <text:p><text:span text:style-name="T8">Boost.URL Reference Card</text:span></text:p>
          </draw:text-box>
        </draw:frame>
        <draw:custom-shape draw:style-name="gr9" draw:text-style-name="P14" draw:layer="layout" svg:width="4.445cm" svg:height="5.397cm" svg:x="11.212cm" svg:y="6.985cm">
          <text:p text:style-name="P13"><text:span text:style-name="T9">Path</text:span></text:p>
          <text:p text:style-name="P13"><text:span text:style-name="T10"/></text:p>
          <text:p text:style-name="P13"><text:span text:style-name="T11">is_path_absolute</text:span></text:p>
          <text:p text:style-name="P13"><text:span text:style-name="T11">encoded_path</text:span></text:p>
          <text:p text:style-name="P13"><text:span text:style-name="T11">encoded_segments</text:span></text:p>
          <text:p text:style-name="P13"><text:span text:style-name="T11">segments</text:span></text:p>
          <text:p text:style-name="P13"><text:span text:style-name="T11"/></text:p>
          <text:p text:style-name="P13"><text:span text:style-name="T11">set_path_absolute</text:span></text:p>
          <text:p text:style-name="P13"><text:span text:style-name="T11">set_encoded_path</text:span></text:p>
          <text:p text:style-name="P13"><text:span text:style-name="T11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4.445cm" svg:height="6.846cm" svg:x="0.952cm" svg:y="11.569cm">
          <text:p text:style-name="P15"><text:span text:style-name="T12">Userinfo </text:span></text:p>
          <text:p text:style-name="P15"><text:span text:style-name="T13"/></text:p>
          <text:p text:style-name="P15"><text:span text:style-name="T14">has_userinfo</text:span></text:p>
          <text:p text:style-name="P15"><text:span text:style-name="T14">has_password</text:span></text:p>
          <text:p text:style-name="P15"><text:span text:style-name="T14">password</text:span></text:p>
          <text:p text:style-name="P15"><text:span text:style-name="T14">user</text:span></text:p>
          <text:p text:style-name="P15"><text:span text:style-name="T14">userinfo</text:span></text:p>
          <text:p text:style-name="P15"><text:span text:style-name="T14">encoded_password</text:span></text:p>
          <text:p text:style-name="P15"><text:span text:style-name="T14">encoded_user</text:span></text:p>
          <text:p text:style-name="P15"><text:span text:style-name="T14">encoded_userinfo</text:span></text:p>
          <text:p text:style-name="P15"><text:span text:style-name="T15"/></text:p>
          <text:p text:style-name="P15"><text:span text:style-name="T14">set_password</text:span></text:p>
          <text:p text:style-name="P15"><text:span text:style-name="T14">set_user</text:span></text:p>
          <text:p text:style-name="P15"><text:span text:style-name="T14">set_userinfo</text:span></text:p>
          <text:p text:style-name="P15"><text:span text:style-name="T14">set_encoded_password</text:span></text:p>
          <text:p text:style-name="P15"><text:span text:style-name="T14">set_encoded_user</text:span></text:p>
          <text:p text:style-name="P15"><text:span text:style-name="T14">set_encoded_userinfo</text:span></text:p>
          <text:p text:style-name="P15"><text:span text:style-name="T14">remove_userinfo</text:span></text:p>
          <text:p text:style-name="P15"><text:span text:style-name="T14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4.445cm" svg:height="4.127cm" svg:x="16.192cm" svg:y="6.985cm">
          <text:p text:style-name="P13"><text:span text:style-name="T9">Fragment</text:span></text:p>
          <text:p text:style-name="P13"><text:span text:style-name="T16"/></text:p>
          <text:p text:style-name="P13"><text:span text:style-name="T17">has_fragment</text:span></text:p>
          <text:p text:style-name="P13"><text:span text:style-name="T17">encoded_fragment</text:span></text:p>
          <text:p text:style-name="P13"><text:span text:style-name="T17">fragment</text:span></text:p>
          <text:p text:style-name="P13"><text:span text:style-name="T17"/></text:p>
          <text:p text:style-name="P13"><text:span text:style-name="T17">set_fragment</text:span><text:span text:style-name="T17"><text:line-break/></text:span><text:span text:style-name="T17">set_encoded_fragment</text:span></text:p>
          <text:p text:style-name="P13"><text:span text:style-name="T17">remove_fragment</text:span></text:p>
          <text:p text:style-name="P13"><text:span text:style-name="T17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4.444cm" svg:height="5.398cm" svg:x="11.212cm" svg:y="13.017cm">
          <text:p text:style-name="P13"><text:span text:style-name="T9">Query</text:span></text:p>
          <text:p text:style-name="P13"><text:span text:style-name="T16"/></text:p>
          <text:p text:style-name="P13"><text:span text:style-name="T17">has_query</text:span></text:p>
          <text:p text:style-name="P13"><text:span text:style-name="T17">params</text:span></text:p>
          <text:p text:style-name="P13"><text:span text:style-name="T17">query</text:span></text:p>
          <text:p text:style-name="P13"><text:span text:style-name="T17">encoded_params</text:span></text:p>
          <text:p text:style-name="P13"><text:span text:style-name="T17">encoded_query</text:span></text:p>
          <text:p text:style-name="P13"><text:span text:style-name="T17"/></text:p>
          <text:p text:style-name="P13"><text:span text:style-name="T17">set_query</text:span></text:p>
          <text:p text:style-name="P13"><text:span text:style-name="T17">set_encoded_query</text:span></text:p>
          <text:p text:style-name="P13"><text:span text:style-name="T17">remove_query</text:span><text:span text:style-name="T17"><text:line-break/></text:span><text:span text:style-name="T17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762cm" svg:height="11.43cm" svg:x="5.915cm" svg:y="6.985cm">
          <text:p text:style-name="P19"><text:span text:style-name="T9">Host and Port </text:span></text:p>
          <text:p text:style-name="P19"><text:span text:style-name="T18"/></text:p>
          <text:p text:style-name="P19"><text:span text:style-name="T19">encoded_host</text:span></text:p>
          <text:p text:style-name="P19"><text:span text:style-name="T19">encoded_host_address</text:span></text:p>
          <text:p text:style-name="P19"><text:span text:style-name="T19">encoded_host_name</text:span></text:p>
          <text:p text:style-name="P19"><text:span text:style-name="T19">host</text:span></text:p>
          <text:p text:style-name="P19"><text:span text:style-name="T19">host_address</text:span></text:p>
          <text:p text:style-name="P19"><text:span text:style-name="T19">host_ipv4_address</text:span></text:p>
          <text:p text:style-name="P19"><text:span text:style-name="T19">host_ipv6_address</text:span></text:p>
          <text:p text:style-name="P19"><text:span text:style-name="T19">host_ipvfuture</text:span></text:p>
          <text:p text:style-name="P19"><text:span text:style-name="T19">host_name</text:span></text:p>
          <text:p text:style-name="P19"><text:span text:style-name="T19">host_type</text:span></text:p>
          <text:p text:style-name="P19"><text:span text:style-name="T19"/></text:p>
          <text:p text:style-name="P19"><text:span text:style-name="T20">has_port</text:span></text:p>
          <text:p text:style-name="P19"><text:span text:style-name="T20">port</text:span></text:p>
          <text:p text:style-name="P19"><text:span text:style-name="T19">port_number</text:span></text:p>
          <text:p text:style-name="P19"><text:span text:style-name="T19"/></text:p>
          <text:p text:style-name="P19"><text:span text:style-name="T19">encoded_host_and_port</text:span></text:p>
          <text:p text:style-name="P19"><text:span text:style-name="T19"/></text:p>
          <text:p text:style-name="P19"><text:span text:style-name="T19">set_encoded_host</text:span></text:p>
          <text:p text:style-name="P19"><text:span text:style-name="T19">set_encoded_host_address</text:span></text:p>
          <text:p text:style-name="P19"><text:span text:style-name="T19">set_encoded_host_name</text:span></text:p>
          <text:p text:style-name="P19"><text:span text:style-name="T19">set_host</text:span></text:p>
          <text:p text:style-name="P19"><text:span text:style-name="T19">set_host_address</text:span></text:p>
          <text:p text:style-name="P19"><text:span text:style-name="T19">set_host_ipvfuture</text:span></text:p>
          <text:p text:style-name="P19"><text:span text:style-name="T19">set_host_name</text:span></text:p>
          <text:p text:style-name="P19"><text:span text:style-name="T19"/></text:p>
          <text:p text:style-name="P19"><text:span text:style-name="T20">set_port</text:span></text:p>
          <text:p text:style-name="P19"><text:span text:style-name="T20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5cm" svg:height="4.127cm" svg:x="0.952cm" svg:y="6.985cm">
          <text:p text:style-name="P15"><text:span text:style-name="T12">Scheme </text:span></text:p>
          <text:p text:style-name="P15"><text:span text:style-name="T21"/></text:p>
          <text:p text:style-name="P15"><text:span text:style-name="T14">scheme</text:span></text:p>
          <text:p text:style-name="P15"><text:span text:style-name="T14">scheme_id</text:span></text:p>
          <text:p text:style-name="P15"><text:span text:style-name="T14">has_scheme</text:span></text:p>
          <text:p text:style-name="P15"><text:span text:style-name="T14"/></text:p>
          <text:p text:style-name="P15"><text:span text:style-name="T14">set_scheme </text:span></text:p>
          <text:p text:style-name="P15"><text:span text:style-name="T14">remove_scheme</text:span></text:p>
          <text:p text:style-name="P15"><text:span text:style-name="T14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4.445cm" svg:height="3.356cm" svg:x="16.192cm" svg:y="11.747cm">
          <text:p text:style-name="P22"><text:span text:style-name="T9">Authority</text:span></text:p>
          <text:p text:style-name="P22"><text:span text:style-name="T22"/></text:p>
          <text:p text:style-name="P22"><text:span text:style-name="T11">authority</text:span></text:p>
          <text:p text:style-name="P22"><text:span text:style-name="T11">has_authority</text:span></text:p>
          <text:p text:style-name="P22"><text:span text:style-name="T11">encoded_authority</text:span></text:p>
          <text:p text:style-name="P22"><text:span text:style-name="T11"/></text:p>
          <text:p text:style-name="P22"><text:span text:style-name="T11">remove_authority</text:span></text:p>
          <text:p text:style-name="P22"><text:span text:style-name="T11">set_encoded_authority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4.444cm" svg:height="2.857cm" svg:x="16.192cm" svg:y="15.557cm">
          <text:p text:style-name="P13"><text:span text:style-name="T9">Other Parts</text:span></text:p>
          <text:p text:style-name="P13"><text:span text:style-name="T16"/></text:p>
          <text:p text:style-name="P13"><text:span text:style-name="T17">encoded_origin</text:span></text:p>
          <text:p text:style-name="P13"><text:span text:style-name="T17">encoded_resource</text:span></text:p>
          <text:p text:style-name="P13"><text:span text:style-name="T17">encoded_target</text:span></text:p>
          <text:p text:style-name="P13"><text:span text:style-name="T17"/></text:p>
          <text:p text:style-name="P13"><text:span text:style-name="T17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6" draw:layer="layout" svg:width="20.32cm" svg:height="6.667cm" svg:x="0.635cm" svg:y="19.05cm">
          <draw:text-box>
            <text:p text:style-name="P25"><text:span text:style-name="T23"/></text:p>
            <text:p text:style-name="P25"><text:span text:style-name="T24">Other</text:span></text:p>
          </draw:text-box>
        </draw:frame>
        <draw:custom-shape draw:style-name="gr18" draw:text-style-name="P27" draw:layer="layout" svg:width="4.445cm" svg:height="5.081cm" svg:x="5.832cm" svg:y="20.32cm">
          <text:p text:style-name="P22"><text:span text:style-name="T9">Path</text:span></text:p>
          <text:p text:style-name="P22"><text:span text:style-name="T10"/></text:p>
          <text:p text:style-name="P22"><text:span text:style-name="T11">segments_encoded_ref</text:span></text:p>
          <text:p text:style-name="P22"><text:span text:style-name="T11">segments_encoded_view</text:span></text:p>
          <text:p text:style-name="P22"><text:span text:style-name="T11">segments_ref</text:span></text:p>
          <text:p text:style-name="P22"><text:span text:style-name="T11">segments_view</text:span></text:p>
          <text:p text:style-name="P22"><text:span text:style-name="T11"/></text:p>
          <text:p text:style-name="P22"><text:span text:style-name="T11">parse_path</text:span></text:p>
          <text:p text:style-name="P22"><text:span text:style-name="T11"/></text:p>
          <text:p text:style-name="P22"><text:span text:style-name="T25">segments_base</text:span></text:p>
          <text:p text:style-name="P22"><text:span text:style-name="T25">segments_encoded_base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4.445cm" svg:height="5.08cm" svg:x="0.952cm" svg:y="20.32cm">
          <text:p text:style-name="P22"><text:span text:style-name="T9">URL Parsing</text:span></text:p>
          <text:p text:style-name="P22"><text:span text:style-name="T9"/></text:p>
          <text:p text:style-name="P22"><text:span text:style-name="T11">parse_absolute_uri</text:span></text:p>
          <text:p text:style-name="P22"><text:span text:style-name="T11">parse_authority</text:span></text:p>
          <text:p text:style-name="P22"><text:span text:style-name="T11">parse_origin_form</text:span></text:p>
          <text:p text:style-name="P22"><text:span text:style-name="T11">parse_relative_ref</text:span></text:p>
          <text:p text:style-name="P22"><text:span text:style-name="T11">parse_uri</text:span></text:p>
          <text:p text:style-name="P22"><text:span text:style-name="T11"/></text:p>
          <text:p text:style-name="P22"><text:span text:style-name="T26">parse_uri_reference</text:span></text:p>
          <text:p text:style-name="P22"><text:span text:style-name="T11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4.445cm" svg:height="5.08cm" svg:x="16.192cm" svg:y="20.32cm">
          <text:p text:style-name="P22"><text:span text:style-name="T9">Percent-Encoding</text:span></text:p>
          <text:p text:style-name="P22"><text:span text:style-name="T27"/></text:p>
          <text:p text:style-name="P22"><text:span text:style-name="T11">decode</text:span></text:p>
          <text:p text:style-name="P22"><text:span text:style-name="T11">decode_opts</text:span></text:p>
          <text:p text:style-name="P22"><text:span text:style-name="T11"/></text:p>
          <text:p text:style-name="P22"><text:span text:style-name="T11">encode</text:span></text:p>
          <text:p text:style-name="P22"><text:span text:style-name="T11">encoded_size</text:span></text:p>
          <text:p text:style-name="P22"><text:span text:style-name="T11">encode_to_string</text:span></text:p>
          <text:p text:style-name="P22"><text:span text:style-name="T11">encode_opts</text:span></text:p>
          <text:p text:style-name="P22"><text:span text:style-name="T11"/></text:p>
          <text:p text:style-name="P22"><text:span text:style-name="T11">decode_view</text:span></text:p>
          <text:p text:style-name="P22"><text:span text:style-name="T11">pct_string_view</text:span></text:p>
          <text:p text:style-name="P22"><text:span text:style-name="T27"/></text:p>
          <text:p text:style-name="P22"><text:span text:style-name="T27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5.715cm" svg:y="3.492cm">
          <text:p text:style-name="P7"><text:span text:style-name="T5">@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2.54cm" svg:height="0.953cm" svg:x="3.175cm" svg:y="3.492cm">
          <text:p text:style-name="P29"><text:span text:style-name="T5">user:pass</text:span></text:p>
          <text:p text:style-name="P29"><text:span text:style-name="T6">user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4.287cm" svg:y="3.492cm">
          <text:p text:style-name="P7"><text:span text:style-name="T5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3.175cm" svg:height="0.953cm" svg:x="11.112cm" svg:y="3.492cm">
          <text:p text:style-name="P31"><text:span text:style-name="T28">/path/to/file.txt</text:span></text:p>
          <text:p text:style-name="P31"><text:span text:style-name="T29">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4.763cm" svg:height="0.953cm" svg:x="6.349cm" svg:y="3.492cm">
          <text:p text:style-name="P29"><text:span text:style-name="T5"><text:a xlink:href="http://www.example.com/" xlink:type="simple">www.example.com</text:a></text:span><text:span text:style-name="T5">:80</text:span></text:p>
          <text:p text:style-name="P29"><text:span text:style-name="T6">host and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8.415cm" svg:y="3.492cm">
          <text:p text:style-name="P7"><text:span text:style-name="T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3.493cm" svg:height="0.953cm" svg:x="14.922cm" svg:y="3.492cm">
          <text:p text:style-name="P29"><text:span text:style-name="T5">cn=text&amp;cached</text:span></text:p>
          <text:p text:style-name="P29"><text:span text:style-name="T6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1.587cm" svg:height="0.953cm" svg:x="19.05cm" svg:y="3.492cm">
          <text:p text:style-name="P29"><text:span text:style-name="T5">more</text:span></text:p>
          <text:p text:style-name="P29"><text:span text:style-name="T6">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draw:layer="layout" svg:width="4.963cm" svg:height="5.081cm" svg:x="10.812cm" svg:y="20.32cm">
          <text:p text:style-name="P22"><text:span text:style-name="T9">Query</text:span></text:p>
          <text:p text:style-name="P22"><text:span text:style-name="T10"/></text:p>
          <text:p text:style-name="P22"><text:span text:style-name="T11">params_const_encoded_view</text:span></text:p>
          <text:p text:style-name="P22"><text:span text:style-name="T11">params_const_view</text:span></text:p>
          <text:p text:style-name="P22"><text:span text:style-name="T11">params_encoded</text:span></text:p>
          <text:p text:style-name="P22"><text:span text:style-name="T11">params_view</text:span></text:p>
          <text:p text:style-name="P22"><text:span text:style-name="T11"/></text:p>
          <text:p text:style-name="P22"><text:span text:style-name="T11">param</text:span><text:span text:style-name="T11"><text:line-break/></text:span><text:span text:style-name="T11">param_pct_view</text:span></text:p>
          <text:p text:style-name="P22"><text:span text:style-name="T11">param_view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7" draw:layer="layout" svg:width="2.223cm" svg:height="0.635cm" svg:x="6.032cm" svg:y="2.54cm">
          <text:p text:style-name="P36"><text:span text:style-name="T30">authority</text:span></text:p>
          <draw:enhanced-geometry svg:viewBox="0 0 21600 21600" draw:type="rectangle" draw:enhanced-path="M 0 0 L 21600 0 21600 21600 0 21600 0 0 Z N"/>
        </draw:custom-shape>
        <draw:line draw:style-name="gr28" draw:text-style-name="P38" draw:layer="layout" svg:x1="11.112cm" svg:y1="3.175cm" svg:x2="3.175cm" svg:y2="3.1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Mono" svg:font-family="'Liberation Mono'" style:font-family-generic="swiss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_20_Arrow" draw:marker-end="Dimension_20_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9-08T14:24:44.007000000</dc:date>
    <meta:editing-duration>PT3H30M31S</meta:editing-duration>
    <meta:editing-cycles>39</meta:editing-cycles>
    <meta:generator>LibreOffice/7.3.3.2$Windows_X86_64 LibreOffice_project/d1d0ea68f081ee2800a922cac8f79445e4603348</meta:generator>
    <meta:document-statistic meta:object-count="32"/>
  </office:meta>
</office:document-meta>
</file>